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95e94" officeooo:paragraph-rsid="00295e94"/>
    </style:style>
    <style:style style:name="P5" style:family="paragraph" style:parent-style-name="Standard">
      <style:text-properties officeooo:rsid="002aab4c" officeooo:paragraph-rsid="002aab4c"/>
    </style:style>
    <style:style style:name="P6" style:family="paragraph" style:parent-style-name="Standard">
      <style:text-properties officeooo:rsid="002aab4c" officeooo:paragraph-rsid="0040b021"/>
    </style:style>
    <style:style style:name="P7" style:family="paragraph" style:parent-style-name="Standard">
      <style:text-properties officeooo:rsid="002caf34" officeooo:paragraph-rsid="003ae672"/>
    </style:style>
    <style:style style:name="P8" style:family="paragraph" style:parent-style-name="Standard">
      <style:text-properties officeooo:rsid="002caf34" officeooo:paragraph-rsid="004889c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91e0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P25" style:family="paragraph" style:parent-style-name="Standard">
      <style:text-properties officeooo:rsid="00224438" officeooo:paragraph-rsid="006205bc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f0ce1"/>
    </style:style>
    <style:style style:name="T11" style:family="text">
      <style:text-properties officeooo:rsid="00600f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7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8"/>
      <text:p text:style-name="P4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0">2de2</text:span></text:p>
      <text:p text:style-name="P4"/>
      <text:p text:style-name="P25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1">1de2</text:span></text:p>
      <text:p text:style-name="P4"/>
      <text:p text:style-name="P11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5"><text:a xlink:type="simple" xlink:href="https://coderprog.com/serverless-javascript-example/" text:style-name="Internet_20_link" text:visited-style-name="Visited_20_Internet_20_Link"/></text:p>
      <text:p text:style-name="P5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8:22:55.793387328</dc:date>
    <meta:editing-duration>PT1H45M21S</meta:editing-duration>
    <meta:editing-cycles>61</meta:editing-cycles>
    <meta:document-statistic meta:table-count="0" meta:image-count="0" meta:object-count="0" meta:page-count="1" meta:paragraph-count="21" meta:word-count="25" meta:character-count="1171" meta:non-whitespace-character-count="1167"/>
  </office:meta>
</office:document-meta>
</file>